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2D0438B3E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family-generic="swiss" style:font-pitch="variable"/>
    <style:font-face style:name="Baloo 2" svg:font-family="'Baloo 2'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Baloo 2" fo:font-size="35pt" style:font-size-asian="35pt" style:font-size-complex="35pt"/>
    </style:style>
    <style:style style:name="P3" style:family="paragraph">
      <loext:graphic-properties draw:fill="none" draw:fill-color="#ffffff"/>
      <style:paragraph-properties fo:text-align="center"/>
      <style:text-properties style:font-name="Baloo 2" fo:font-size="35pt" style:font-size-asian="35pt" style:font-size-complex="35pt"/>
    </style:style>
    <style:style style:name="P4" style:family="paragraph">
      <loext:graphic-properties draw:fill-color="#ffffff"/>
    </style:style>
    <style:style style:name="T1" style:family="text">
      <style:text-properties style:font-name="Baloo 2"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44cm" svg:height="13.844cm" svg:x="6.476cm" svg:y="0.761cm">
          <draw:image xlink:href="Pictures/10000001000002D0000002D0438B3E29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2.199cm" svg:x="7.755cm" svg:y="11.03cm">
          <draw:text-box>
            <text:p text:style-name="P2"><text:span text:style-name="T1">Chemcoor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family-generic="swiss" style:font-pitch="variable"/>
    <style:font-face style:name="Baloo 2" svg:font-family="'Baloo 2'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6:58:01.454442913</meta:creation-date>
    <dc:date>2024-05-03T17:03:05.313987714</dc:date>
    <meta:editing-duration>PT5M5S</meta:editing-duration>
    <meta:editing-cycles>1</meta:editing-cycles>
    <meta:document-statistic meta:object-count="25"/>
    <meta:generator>LibreOffice/24.2.1.2$Linux_X86_64 LibreOffice_project/420$Build-2</meta:generator>
  </office:meta>
</office:document-meta>
</file>